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sephu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 Biblical history/</text:p>
      <text:p text:style-name="P2">30/</text:p>
      <text:p text:style-name="P2"/>
      <text:p text:style-name="P3">[Page 1]</text:p>
      <text:p text:style-name="P3">It was once said, that the history of the Jews waits/ for an historian. <text:s/>I venture the opinion that our/ people's misfortune is to have had only <text:span text:style-name="T2">one</text:span><text:span text:style-name="T3"> historian,/ from whom all necessarily drew their knowledge. <text:s/>After/ the closing of the Scriptures, which Christians call/ the "old testament"--an event </text:span><text:span text:style-name="T4">which</text:span><text:span text:style-name="T5"> that cannot have/ taken place later than in the days of Mattathias the/ Asmonean and his sons--we were left with but/ few scattered documents telling us what happened/ to our forefathers in Judea and various countries in/ which they had settled. <text:s/>The two books of the/ Maccabees and some other volumes of the Apocrypha,/ or non-canonical additions to our Scriptures, throw considerable light/ on the subject, but they are tinctured now and then/ with ideas foreign to the Jewish belief, and therefore/ their authority is </text:span><text:span text:style-name="T4">accepted</text:span><text:span text:style-name="T5"> received with great caution. <text:s/>The/ "new testament," indirectly offers information which/ is of historical value to us, but how one sided, how prejudiced/ it is against those who could not conscientiously/ admit the divinity of a man </text:span><text:span text:style-name="T4">born</text:span><text:span text:style-name="T5"> of our race, I need/ not explain./</text:span></text:p>
      <text:p text:style-name="P3"><text:span text:style-name="T5"/></text:p>
      <text:p text:style-name="P3"><text:span text:style-name="T5">[Page 2]</text:span></text:p>
      <text:p text:style-name="P3"><text:span text:style-name="T5">The Talmud is a grand history in itself;/ priceless as a depository of our traditions, and therein/ are </text:span><text:span text:style-name="T4">treasured up</text:span><text:span text:style-name="T5"> stored the truths and the errors, the </text:span><text:span text:style-name="T4">learning</text:span><text:span text:style-name="T5"> wisdom/ and the </text:span><text:span text:style-name="T4">ignorance</text:span><text:span text:style-name="T5"> superstitions of </text:span><text:span text:style-name="T4">many</text:span><text:span text:style-name="T5"> ten centuries. <text:s/>There we meet/ incidentally accounts of events in which our people/ played an </text:span><text:soft-page-break/><text:span text:style-name="T5">important part both at home and abroad,/ but those occasional records are too few and detached/ to serve as basis for our social and political his-/tory. <text:s/>Greek writers could not be trusted, if they/ had spoken at length about us, for their ill-/will is proverbially inveterate, and the Roman/ Tacitus, famous as he is, relates such absurdities/ that stamp him at once ,as either </text:span><text:span text:style-name="T4">the</text:span><text:span text:style-name="T5"> the dupe of an inimical party, or a/ wilful[sic!] perverter of facts. <text:s/>Just think of his stating/ that the Jews had the image of an ass in the/ Holy of Holies, and that their laws taught them/ to care nothing for parents, children and brothers./ </text:span></text:p>
      <text:p text:style-name="P3"><text:span text:style-name="T5"><text:tab/>We have then none other but Josephus to de-/pend upon for a consecutive knowledge of whatever concerns/ the state of our ancestors, from the time subsequent to/ Nehemiah to the end of the national war with/ Rome./</text:span></text:p>
      <text:p text:style-name="P3"><text:span text:style-name="T5"/></text:p>
      <text:p text:style-name="P3"><text:span text:style-name="T5">[Page 3]</text:span></text:p>
      <text:p text:style-name="P3"><text:span text:style-name="T5">He has been the main source from which all who,/ since his days, have written on our history were com-/-pelled to draw. <text:s/>I have called that a misfortune;/ but as Josephus deservedly enjoys a universal renown,/ I must define my meaning. <text:s/>To make it clear./ <text:s/>I need briefly sketch the life &amp; character of that celebrated writer./ <text:s/>Joseph son of Matthias the priest, or Cohen born in the year 37 of the vulgar era, descend-/-ed on his mother's side from the illustrious Mac-/-cabees. <text:s/>Of that he makes special mention, and/ dwells on it with pardonable pride. <text:s/>His father is described as a/ priest of high standing, eminent for his piety not less/ than for other virtues. <text:s/>He gave Joseph a thorough/ education, under which the child's </text:span><text:span text:style-name="T4">striking</text:span><text:span text:style-name="T5"> brilliant talents/ and extraordinary memory developped[sic!] very fast. <text:s/>When/ only fourteen years old, he understood the Law and/ traditions so well, that his elders did not hesitate to/ consult him on difficult points. <text:s/>All of this, mark/ it down, Josephus himself tells us. <text:s/>At sixteen he/ felt a strong wish to know the differences between/ the three sects then existing in Judea, the Pharisees,/ the Sadducees, and the Essenes./</text:span></text:p>
      <text:p text:style-name="P3"><text:span text:style-name="T5"/></text:p>
      <text:p text:style-name="P3"><text:span text:style-name="T5">[Page 4]</text:span></text:p>
      <text:p text:style-name="P3"><text:span text:style-name="T5">He studied them, but as the Essenes would/ not easily admit strangers in their somewhat secret order, he sub-/-mitted for a long time to severe privations, and/ associated with a certain Banus, who led a life/ of seclusion and did penance in a desert. <text:s/>At nine-/-teen he quitted[sic!] that teacher, and went back to/ Jerusalem, convinced that the Pharisees were the most/ sensible in their doctrines, in their practices and man-/-ner of living. <text:s/>Now from what has been said hitherto, all can </text:span><text:span text:style-name="T4">easily</text:span><text:span text:style-name="T5">/ perceive that Josephus had a will of his own, which he/ would not scruple to gratify at all hazards; all must have also discovered/ that he was not modest, but vain by reason of his extraction and/ his natural abilities. <text:s/>These faults might/ be overlooked, owing to the incontestable fact that he was </text:span><text:span text:style-name="T4">from good</text:span><text:span text:style-name="T5"> of excellent/ parentage and that he had become very learned./</text:span></text:p>
      <text:p text:style-name="P3"><text:span text:style-name="T5">Aside from his two extensive histories, one on "Jewish/ Antiquities"--which is said to have been originally written in Hebrew,/ <text:s/>and then translated into Greek--and the other on the/ "Wars of the Jews" which is reported to have been first </text:span><text:span text:style-name="T4">written</text:span><text:span text:style-name="T5"> composed in Syro Chaldaic, and then rendered in Greek, aside also from his </text:span><text:span text:style-name="T4">own</text:span><text:span text:style-name="T5"> auto-biography, one/ cannot read his defense of our ancient laws and people </text:span><text:span text:style-name="T4">against</text:span><text:span text:style-name="T5"> from/ the aspersions of Apion the Alexandrian, without </text:span><text:span text:style-name="T4">noticing</text:span><text:span text:style-name="T5"> admiring/ </text:span><text:span text:style-name="T4">evidences of</text:span><text:span text:style-name="T5"> an erudition vast and varied, not simply/</text:span></text:p>
      <text:p text:style-name="P3"><text:span text:style-name="T5"/></text:p>
      <text:p text:style-name="P3"><text:span text:style-name="T5">[Page 5]</text:span></text:p>
      <text:p text:style-name="P3"><text:span text:style-name="T5">in </text:span><text:span text:style-name="T4">the</text:span><text:span text:style-name="T5"> sacred literature, but </text:span><text:span text:style-name="T4">also</text:span><text:span text:style-name="T5"> likewise in the literature of </text:span><text:span text:style-name="T4">other</text:span><text:span text:style-name="T5"> various/ peoples, particularly of the Greeks. <text:s/>Yes, Josephus was a splendid scholar, still withal, </text:span><text:span text:style-name="T4">Yet</text:span><text:span text:style-name="T5"> every/ one who reads will lament that the influence of that/ one man, deprived posterity of the opportunity of </text:span><text:span text:style-name="T4">hearing</text:span><text:span text:style-name="T5"> seeing/ events </text:span><text:span text:style-name="T4">described</text:span><text:span text:style-name="T5"> delineated by other pens beside that of as/ person boastful beyond measure, and bitterly prejudiced/ against all who stood in his way in letters or/ politics. <text:s/>For it must not be supposed that, as/ Josephus would make us believe, he alone possessed/ the qualifications to write histories. <text:s/>Others under-/-took that task, but Joseph Cohen--who in later/ years took the more euphonius[sic!] appellation of "Flavius/ </text:span><text:soft-page-break/><text:span text:style-name="T5">Josephus" </text:span><text:span text:style-name="T4">to ingratiate himself with</text:span><text:span text:style-name="T5"> gratiously[sic!] granted to him by Vespasian and/ Titus, whose family name was Flavian--, succeeded/ in having the writings of his rivals consigned to obli-/-vion. <text:s/>He cried down one Justus of Tiberias; he so/ abused the author and his work, that he crushed both/ under the displeasure of those in the </text:span><text:span text:style-name="T4">imperial</text:span><text:span text:style-name="T5"> sun/ shine of whose favor he himself basked </text:span><text:span text:style-name="T4">to the end of</text:span><text:span text:style-name="T5"> in imperial Rome/ </text:span><text:span text:style-name="T4">his life</text:span><text:span text:style-name="T5">/</text:span></text:p>
      <text:p text:style-name="P3"><text:span text:style-name="T5">But Josephus inflicted a more </text:span><text:span text:style-name="T4">lasting</text:span><text:span text:style-name="T5"> serious injury upon us;/</text:span></text:p>
      <text:p text:style-name="P3"><text:span text:style-name="T5"/></text:p>
      <text:p text:style-name="P3"><text:span text:style-name="T5">[Page 6]</text:span></text:p>
      <text:p text:style-name="P3"><text:span text:style-name="T5">an injury which has followed us everywhere./</text:span></text:p>
      <text:p text:style-name="P3"><text:span text:style-name="T5">I have already candidly confessed that the war party/ in Judea, or Zealots, the disciples of Judah the/ Galilean who had taught that to pay taxes to </text:span><text:span text:style-name="T4">a</text:span><text:span text:style-name="T5">/ foreign </text:span><text:span text:style-name="T4">power</text:span><text:span text:style-name="T5"> rulers was a crime, did not show moderation,/ that many among them were </text:span><text:span text:style-name="T4">blood thirsty</text:span><text:span text:style-name="T5"> cruel, dishonest,/ treacherous, but I shall never brand them all/ as assassins. <text:s/>There were thousands and tens of/ thousands of noble patriots, who gave their life blood/ to their unhappy land. <text:s/>The struggle was/ indeed unequal. <text:s/>Before coldly sober, calculating minds it/ was madness. <text:s/></text:span><text:span text:style-name="T4">Neither I will not</text:span><text:span text:style-name="T5"> Not so to those who preferred martyrdom to slavery. <text:s/>I will not however, assert that all who/ belonged to the peace party were designing traitors./ <text:s/>Some of our Sages leaned </text:span><text:span text:style-name="T4">in</text:span><text:span text:style-name="T5"> towards that side, and advised/ submission to an irresistible force, so as to </text:span><text:span text:style-name="T4">save</text:span><text:span text:style-name="T5"> shield the/ Temple from ruin, and avert desolation and dispersion./ <text:s/>But who that is a Jew; who that is a man will/ revile a people that braves death in the desperate/ effort to save honor and country? <text:s/>Who will deliver/ such to the contempt of future ages, because they inef-/-fectually, </text:span><text:span text:style-name="T4">heroically yet</text:span><text:span text:style-name="T5">--though daringly--stood their ground and inch by inch fought/ the advancing </text:span><text:span text:style-name="T4">feo</text:span><text:span text:style-name="T5"> foe? <text:s/>Josephus did us that almost/</text:span></text:p>
      <text:p text:style-name="P3"><text:span text:style-name="T5"/></text:p>
      <text:p text:style-name="P3"><text:span text:style-name="T5">[Page 7]</text:span></text:p>
      <text:p text:style-name="P3"><text:span text:style-name="T5">irreparable wrong. <text:s/>He pictured in the darkest/ colours all his coreligionists and countrymen, who/ made despotic Rome pay the dearest for her conquest of/ </text:span><text:span text:style-name="T4">for</text:span><text:span text:style-name="T5"> that small </text:span><text:span text:style-name="T4">people</text:span><text:span text:style-name="T5"> nation and that small land in/ Western Asia. <text:s/>Josephus, doubtless to please his pa-/-trons, the conquerors, </text:span><text:span text:style-name="T4">has</text:span><text:span text:style-name="T5"> furnished the world in sub-/-sequent ages with a weapon to strike us, as </text:span><text:span text:style-name="T4">the</text:span><text:span text:style-name="T5">/ children of those he represented </text:span><text:span text:style-name="T4">as incorrigible</text:span><text:span text:style-name="T5"> to </text:span><text:span text:style-name="T4">be</text:span><text:span text:style-name="T5"> have been rebels/ by nature, atrociously wicked. <text:s/>When we are stigmatised by christian writers, as stubborn and God-forsaken, our historian is quoted for the authority. <text:s/>Had a Judah/ Maccabee arisen </text:span><text:span text:style-name="T4">then</text:span><text:span text:style-name="T5"> incorrigible, in that hour of our sore distress, and forced Roman legions/ back to the Tiber, Josephus and mankind at/ large would have sang the praises of heros[sic!] who/ defied the insolent heathen, and stood shoulder to/ shoulder under the lead of their liberating Chief. <text:s/>But/ salvation kept far away, and Josephus who was/ believed true and therefore entrusted with military powers,/ surely did not contribute to bring salvation new./ <text:s/>It will always remain a secret how and where he learned/ the art of weilding[sic!] the sword as he handled the/ pen, but as not history remains to </text:span><text:span text:style-name="T4">contradict his</text:span><text:span text:style-name="T5"> dispute the authority/ </text:span><text:span text:style-name="T4">statements,</text:span><text:span text:style-name="T5"> of his records, we must give him </text:span><text:span text:style-name="T4">the</text:span><text:span text:style-name="T5"> credit </text:span><text:span text:style-name="T4">of</text:span><text:span text:style-name="T5"> for having/ added to his literary attainments, </text:span><text:span text:style-name="T4">the</text:span><text:span text:style-name="T5"> genius </text:span><text:span text:style-name="T4">of</text:span><text:span text:style-name="T5"> as a general/</text:span></text:p>
      <text:p text:style-name="P3"><text:span text:style-name="T5"/></text:p>
      <text:p text:style-name="P3"><text:span text:style-name="T5">[Page 8]</text:span></text:p>
      <text:p text:style-name="P6"><text:span text:style-name="T3">the</text:span><text:span text:style-name="T5"> skill </text:span><text:span text:style-name="T3">of</text:span><text:span text:style-name="T5"> as a statesman, and a courage equal/ to all emergencies./</text:span></text:p>
      <text:p text:style-name="P6"><text:span text:style-name="T5">After Agrippa II, the last Jewish king </text:span><text:span text:style-name="T3">of the Jews</text:span><text:span text:style-name="T5"> lost/ cast with his people by having manifested a cowardly/ disposition, </text:span><text:span text:style-name="T3">to</text:span><text:span text:style-name="T5"> openly cringing before Rome, the war of independence/ began in dead earnestness. <text:s/></text:span><text:span text:style-name="T3">Near</text:span><text:span text:style-name="T5"> In the neighborhood of the city of/ Massada an arsenal supplied the arms. <text:s/>A man/ called </text:span><text:span text:style-name="T3">Meah</text:span><text:span text:style-name="T5"> Menahem, grand son of Judah the/ Galilean </text:span><text:span text:style-name="T3">attacked the Roman</text:span><text:span text:style-name="T5"> took the lead. <text:s/>A temporary success/ emboldened the zealots to proceed. <text:s/>The Romans were/ attacked again and again, and being unprepared for/ so tremendous a revolution, they sustained fearful/ losses. <text:s/>From all parts the population had arisen,/ and even many who, actuated by interested motives usually preferred/ to remain inactive, swelled up the ranks and files, </text:span><text:span text:style-name="T3">and ranks,</text:span><text:span text:style-name="T5"> either/ voluntarily or by compulsion. <text:s/>It was at that </text:span><text:soft-page-break/><text:span text:style-name="T5">time/ that Josephus appeared on the scene of military/ operations. <text:s/>Three years before, in the twenty/ sixth year of his age, he had gained some notoriety/ for having gone to Rome to </text:span><text:span text:style-name="T3">intercede</text:span><text:span text:style-name="T5"> plead in behalf/ of a number of Jewish priests, transported and imprisoned/</text:span></text:p>
      <text:p text:style-name="P6"><text:span text:style-name="T5"/></text:p>
      <text:p text:style-name="P6"><text:span text:style-name="T5">[Page 9]</text:span></text:p>
      <text:p text:style-name="P6"><text:span text:style-name="T5">there by order of the </text:span><text:span text:style-name="T3">pitiless</text:span><text:span text:style-name="T5"> tyrannic Felix, governor/ of Judea. <text:s/>Those priests were Josephus' personal friends,/ and he relates that the more inclined he felt to/ help them, because during their imprisonment they/ had lived only on fruits, so as not to defile them-/-selves with prohibited food. <text:s/>By means of a Jewish/ play actor, a favorite of the wife of Nero, Josephus/ succeeded in his mission. <text:s/></text:span><text:span text:style-name="T3">and</text:span><text:span text:style-name="T5"> The priests were </text:span><text:span text:style-name="T6">released</text:span><text:span text:style-name="T5"> and he returned home with high/ </text:span><text:span text:style-name="T3">great</text:span><text:span text:style-name="T5"> honors. <text:s/>Whether that circumstance won for/ him the good will and confidence of his countrymen, or/ whether he concealed his views sufficiently to inspire/ the hope that he would lead his soldiers to victory,/ it is impossible to ascertain, since we have no other/ </text:span><text:span text:style-name="T3">version</text:span><text:span text:style-name="T5"> account of what took place than that which he chose/ to give. <text:s/>By him we are told that he was assign-/-ed the command of Galilee, that his labors always/ aimed </text:span><text:span text:style-name="T3">to</text:span><text:span text:style-name="T5"> at the welfare of </text:span><text:span text:style-name="T3">his people</text:span><text:span text:style-name="T5"> those under his guidance, that the/ administered justice, used moderation, and with mere/ raw recruits, </text:span><text:span text:style-name="T3">he</text:span><text:span text:style-name="T5"> raised a well disciplined army ready/ to defend their friends. <text:s/>The sequel will show/ that the choice of that commander was unfortunate./ <text:s/>Josephus looked the principal elements of a chief;/</text:span></text:p>
      <text:p text:style-name="P6"><text:span text:style-name="T5"/></text:p>
      <text:p text:style-name="P6"><text:span text:style-name="T5">[Page 10]</text:span></text:p>
      <text:p text:style-name="P6"><text:span text:style-name="T5">he was </text:span><text:span text:style-name="T3">in</text:span><text:span text:style-name="T5"> wanting in enthusiasm, in a profound/ belief in the righteousness of the cause, for the/ sake of which to die is glory. <text:s/>Endowed with/ a broad understanding, he may have been able to/ plan a battle, but his heart was not wholly/ given to his country; it was divided between duty/ and the love of life, the ambition to shine as a/ literary star, and the fear of being forgotten among/ the victims of a disastrous war. <text:s/>Josephus was a/ stranger to that unselfish, pure, </text:span><text:span text:style-name="T3">noble sublime</text:span><text:span text:style-name="T5"> lofty patriotism/ that sacrifices all to a principle. <text:s/>Josephus was/ great and was little. <text:s/>He was great in the extent/ of his learning, little in his vanity, and </text:span><text:span text:style-name="T3">this</text:span><text:span text:style-name="T5"> egotism made/ him deaf to the dictates of Jewish brotherhood, and/ rendered him a time serving flatterer of despotic Rome,/ of that Rome which trod under its iron hell bleeding Judea, </text:span><text:span text:style-name="T3">and</text:span><text:span text:style-name="T5"> carried/ the burning torch into the Holy of Holies, and dispersed/ Israel to the four courners[sic!] of the earth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8T12:09:24.31</meta:creation-date>
    <meta:document-statistic meta:table-count="0" meta:image-count="0" meta:object-count="0" meta:page-count="5" meta:paragraph-count="88" meta:word-count="2202" meta:character-count="13454"/>
    <dc:date>2012-12-18T14:11:21.88</dc:date>
    <meta:editing-duration>PT9M55S</meta:editing-duration>
    <meta:editing-cycles>1</meta:editing-cycles>
    <meta:generator>OpenOffice.org/3.4.1$Win32 OpenOffice.org_project/341m1$Build-9593</meta:generator>
  </office:meta>
</office:document-meta>
</file>